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146in"/>
    </style:style>
    <style:style style:name="co2" style:family="table-column">
      <style:table-column-properties fo:break-before="auto" style:column-width="6.2508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3.140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5283in" fo:break-before="auto" style:use-optimal-row-height="false"/>
    </style:style>
    <style:style style:name="ro3" style:family="table-row">
      <style:table-row-properties style:row-height="0.611in" fo:break-before="auto" style:use-optimal-row-height="false"/>
    </style:style>
    <style:style style:name="ro4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Uzduotis</text:p>
          </table:table-cell>
          <table:table-cell office:value-type="string" calcext:value-type="string">
            <text:p>Komanda</text:p>
          </table:table-cell>
          <table:table-cell office:value-type="string" calcext:value-type="string">
            <text:p>Be index</text:p>
          </table:table-cell>
          <table:table-cell office:value-type="string" calcext:value-type="string">
            <text:p>Su index</text:p>
          </table:table-cell>
          <table:table-cell office:value-type="string" calcext:value-type="string">
            <text:p>Ka daro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ELECT SQL_NO_CACHE Services.name, count(*) AS sum FROM Services  LEFT JOIN JobsRegister_Services ON JobsRegister_Services.serviceId=Services.serviceId GROUP BY Services.serviceId ORDER BY sum DESC;</text:p>
            <text:p/>
          </table:table-cell>
          <table:table-cell office:value-type="float" office:value="4.15" calcext:value-type="float">
            <text:p>4.15</text:p>
          </table:table-cell>
          <table:table-cell office:value-type="float" office:value="4.22" calcext:value-type="float">
            <text:p>4.22</text:p>
          </table:table-cell>
          <table:table-cell office:value-type="string" calcext:value-type="string">
            <text:p>Isrenka pelngingiausius services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SELECT SQL_NO_CACHE Materials.name, count(JobsRegister_Materials.materialId) AS timesUsed <text:s/>FROM Materials LEFT JOIN JobsRegister_Materials ON JobsRegister_Materials.materialId=Materials.materialId GROUP BY Materials.name ORDER BY timesUsed DESC;</text:p>
          </table:table-cell>
          <table:table-cell office:value-type="float" office:value="46.25" calcext:value-type="float">
            <text:p>46.25</text:p>
          </table:table-cell>
          <table:table-cell office:value-type="float" office:value="35.77" calcext:value-type="float">
            <text:p>35.77</text:p>
          </table:table-cell>
          <table:table-cell office:value-type="string" calcext:value-type="string">
            <text:p>Parodo populiariausius naudojamus material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SELECT SQL_NO_CACHE Services.name, count(JobsRegister_Services.serviceId) AS timesUsed <text:s/>FROM Services LEFT JOIN JobsRegister_Services ON JobsRegister_Services.serviceId=Services.serviceId GROUP BY Services.name ORDER BY timesUsed DESC;</text:p>
          </table:table-cell>
          <table:table-cell office:value-type="float" office:value="11.51" calcext:value-type="float">
            <text:p>11.51</text:p>
          </table:table-cell>
          <table:table-cell office:value-type="float" office:value="11.01" calcext:value-type="float">
            <text:p>11.01</text:p>
          </table:table-cell>
          <table:table-cell office:value-type="string" calcext:value-type="string">
            <text:p>Parodo populiariausius servisus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TER TABLE JobsRegister ADD jobCost DOUBLE;</text:p>
          </table:table-cell>
          <table:table-cell office:value-type="string" calcext:value-type="string">
            <text:p>1 min 2.99 sec</text:p>
          </table:table-cell>
          <table:table-cell/>
          <table:table-cell office:value-type="string" calcext:value-type="string">
            <text:p>Ideda nauja column su darbo kain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UPDATE JobsRegister <text:s/>LEFT JOIN JobsRegister_Materials ON JobsRegister.jobsRegisterId=JobsRegister_Materials.jobsRegisterId <text:s/>LEFT JOIN Materials ON Materials.materialId=JobsRegister_Materials.materialId SET jobCost=Materials.cost*JobsRegister_Materials.count;</text:p>
          </table:table-cell>
          <table:table-cell office:value-type="string" calcext:value-type="string">
            <text:p>17 min 35.22 sec20+ min (nesulaukiau)</text:p>
          </table:table-cell>
          <table:table-cell/>
          <table:table-cell office:value-type="string" calcext:value-type="string">
            <text:p>Suskaiciuoja darbo kaina.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LTER TABLE JobsRegister ADD materialsCount DOUBLE;</text:p>
          </table:table-cell>
          <table:table-cell office:value-type="float" office:value="44.13" calcext:value-type="float">
            <text:p>44.13</text:p>
          </table:table-cell>
          <table:table-cell/>
          <table:table-cell office:value-type="string" calcext:value-type="string">
            <text:p>Ideda nauja column su medziagu kiekiu, reikalingu darbui.</text:p>
          </table:table-cell>
        </table:table-row>
        <table:table-row table:style-name="ro4">
          <table:table-cell office:value-type="float" office:value="2" calcext:value-type="float">
            <text:p>2</text:p>
          </table:table-cell>
          <table:table-cell office:value-type="string" calcext:value-type="string">
            <text:p>UPDATE JobsRegister SET materialsCount=Rand()*10;</text:p>
            <text:p/>
            <text:p/>
            <text:p/>
          </table:table-cell>
          <table:table-cell office:value-type="string" calcext:value-type="string">
            <text:p>1 min 18.82 sec</text:p>
          </table:table-cell>
          <table:table-cell office:value-type="string" calcext:value-type="string">
            <text:p>1 min 0.65 sec</text:p>
          </table:table-cell>
          <table:table-cell office:value-type="string" calcext:value-type="string">
            <text:p>Suskaiciuoja medziagu kiekius.(Iraso random, nes pc nepaveza normaliu skaiciavimu..)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ETE FROM JobsRegister WHERE YEAR(arrivalDate)=2015;</text:p>
          </table:table-cell>
          <table:table-cell office:value-type="string" calcext:value-type="string">
            <text:p>0.68 sec</text:p>
          </table:table-cell>
          <table:table-cell office:value-type="float" office:value="1.01" calcext:value-type="float">
            <text:p>1.01</text:p>
          </table:table-cell>
          <table:table-cell office:value-type="string" calcext:value-type="string">
            <text:p>Istrina visus 2015 metu irasus.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ELETE FROM JobsRegister WHERE goal="secondary";</text:p>
          </table:table-cell>
          <table:table-cell office:value-type="string" calcext:value-type="string">
            <text:p>0.97 sec</text:p>
          </table:table-cell>
          <table:table-cell office:value-type="float" office:value="1.21" calcext:value-type="float">
            <text:p>1.21</text:p>
          </table:table-cell>
          <table:table-cell office:value-type="string" calcext:value-type="string">
            <text:p>Istrina visus, kurie goal yra secondary.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NSERT INTO JobsRegister (contractId, objectId, kkTechnicianArrivalDate, kkTechnicianDepartureDate, kkTechnicianId, arrivalDate, goal, type) SELECT contractId, objectId, kkTechnicianArrivalDate, kkTechnicianDepartureDate, kkTechnicianId, arrivalDate, goal, type FROM JobsRegister LIMIT 1;</text:p>
          </table:table-cell>
          <table:table-cell office:value-type="float" office:value="0.26" calcext:value-type="float">
            <text:p>0.26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1 Insertas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1000x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INSERT INTO JobsRegister (contractId, objectId, kkTechnicianArrivalDate, kkTechnicianDepartureDate, kkTechnicianId, arrivalDate, goal, type) SELECT contractId, objectId, kkTechnicianArrivalDate, kkTechnicianDepartureDate, kkTechnicianId, arrivalDate, goal, type FROM JobsRegister LIMIT 1;</text:p>
          </table:table-cell>
          <table:table-cell office:value-type="string" calcext:value-type="string">
            <text:p>1000*0.25</text:p>
          </table:table-cell>
          <table:table-cell office:value-type="string" calcext:value-type="string">
            <text:p>0.3*1000</text:p>
          </table:table-cell>
          <table:table-cell office:value-type="string" calcext:value-type="string">
            <text:p>1000 insertu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2">00/00/0000</text:date>, <text:time style:data-style-name="N2" text:time-value="20:12:10.1305449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1T15:37:55.884174598</meta:creation-date>
    <dc:date>2016-04-22T21:46:49.023758119</dc:date>
    <meta:editing-duration>PT2H21M38S</meta:editing-duration>
    <meta:editing-cycles>11</meta:editing-cycles>
    <meta:generator>LibreOffice/4.2.8.2$Linux_X86_64 LibreOffice_project/420m0$Build-2</meta:generator>
    <meta:document-statistic meta:table-count="1" meta:cell-count="58" meta:object-count="0"/>
  </office:meta>
</office:document-meta>
</file>